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color="#000000"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iostream&gt;</text:p>
      <text:p text:style-name="Standard">#include &lt;cstring&gt;</text:p>
      <text:p text:style-name="Standard">#include &lt;cstdio&gt;</text:p>
      <text:p text:style-name="Standard">#include &lt;cstdlib&gt;</text:p>
      <text:p text:style-name="Standard">#include &lt;time.h&gt;</text:p>
      <text:p text:style-name="Standard">#include &lt;ncurses/curses.h&gt;</text:p>
      <text:p text:style-name="Standard"/>
      <text:p text:style-name="Standard"/>
      <text:p text:style-name="Standard"/>
      <text:p text:style-name="Standard">const int w = 6; \\szerokość pola gry</text:p>
      <text:p text:style-name="Standard">const int h = 6; <text:s/>\\wysokość pola gry</text:p>
      <text:p text:style-name="Standard">int board[h][w] = { <text:s/>\\tablica która obrazuje pole gry</text:p>
      <text:p text:style-name="Standard"><text:s text:c="4"/>{ 0, 4, 1, 1, 0, 0 },</text:p>
      <text:p text:style-name="Standard"><text:s text:c="4"/>{ 0, 4, 0, 4, 0, 0 },</text:p>
      <text:p text:style-name="Standard"><text:s text:c="4"/>{ 1, 0, 0, 0, 0, 0 },</text:p>
      <text:p text:style-name="Standard"><text:s text:c="4"/>{ 1, 0, 1, 4, 0, 0 },</text:p>
      <text:p text:style-name="Standard"><text:s text:c="4"/>{ 1, 0, 1, 0, 1, 0 },</text:p>
      <text:p text:style-name="Standard"><text:s text:c="4"/>{ 1, 2, 1, 1, 0, 0 },</text:p>
      <text:p text:style-name="Standard"/>
      <text:p text:style-name="Standard">};</text:p>
      <text:p text:style-name="Standard"/>
      <text:p text:style-name="Standard">void display_board() { <text:s text:c="2"/>\\funkcja która tworzy pole gry</text:p>
      <text:p text:style-name="Standard"><text:s text:c="4"/>for (int i = 0; i &lt; h; ++i ) { <text:s text:c="2"/>\pętla zagnieżdżona służąca do narysowania pola gry </text:p>
      <text:p text:style-name="Standard"><text:s text:c="8"/>for (int l = 0; l &lt; w; ++l) {</text:p>
      <text:p text:style-name="Standard"><text:s text:c="12"/>if ( board[i][l] == 0) { <text:s text:c="2"/>\\jeśli element tablicy widocznej wyżej jest równy 0 wtedy <text:s text:c="6"/><text:tab/><text:tab/><text:tab/><text:tab/><text:tab/><text:tab/>drukowany <text:s/>jest <text:s/>|----|</text:p>
      <text:p text:style-name="Standard"><text:s text:c="16"/>std::cout &lt;&lt; "| ---- |"; </text:p>
      <text:p text:style-name="Standard"><text:s text:c="12"/>} else {</text:p>
      <text:p text:style-name="Standard"><text:s text:c="16"/>char value[10] = ""; <text:s text:c="2"/>\\jeżeli element tablicy nie jest równy 0 wtedy drukowany jest ten <text:tab/><text:tab/><text:tab/><text:tab/><text:tab/><text:tab/><text:tab/>element</text:p>
      <text:p text:style-name="Standard"><text:s text:c="16"/>sprintf(value, "| %4d |", board[i][l]);</text:p>
      <text:p text:style-name="Standard"><text:s text:c="15"/>std::cout &lt;&lt; value;</text:p>
      <text:p text:style-name="Standard"><text:s text:c="12"/>}</text:p>
      <text:p text:style-name="Standard"><text:s text:c="8"/>}</text:p>
      <text:p text:style-name="Standard"><text:s text:c="8"/>std::cout &lt;&lt; std::endl;</text:p>
      <text:p text:style-name="Standard"><text:s text:c="4"/>}</text:p>
      <text:p text:style-name="Standard">}</text:p>
      <text:p text:style-name="Standard"/>
      <text:p text:style-name="Standard">void move_left() { <text:s text:c="4"/>\\funkcja określająca warunki ruchu w lewo</text:p>
      <text:p text:style-name="Standard"/>
      <text:p text:style-name="Standard"/>
      <text:p text:style-name="Standard"><text:s text:c="4"/>for (int i = 0; i &lt; h; ++i) { <text:s/>\\pętla dla ruchu w lewo</text:p>
      <text:p text:style-name="Standard"><text:s text:c="8"/>for (int l = 0; l &lt; w-1 ; l++) {</text:p>
      <text:p text:style-name="Standard"><text:s text:c="12"/>if (board[i][l] == 0) { <text:s text:c="7"/>\\jeżeli element tablicy jest równy 0 wtedy ten element będzie równy elementowi tablicy o indeksie szerokości o jeden większym</text:p>
      <text:p text:style-name="Standard"><text:s text:c="16"/>board[i][l] = board[i][l+1];</text:p>
      <text:p text:style-name="Standard"><text:s text:c="16"/>board[i][l+1] = 0;</text:p>
      <text:p text:style-name="Standard"><text:s text:c="12"/>} else if (board[i][l] == board[i][l+1]) { \\jeżeli element o indeksie szerokości o jeden większym jest równy elementowi o indeksie szerokości o jeden mniejszym wtedy są one do siebie dodawane</text:p>
      <text:p text:style-name="Standard"><text:s text:c="16"/>board[i][l] += board[i][l+1];</text:p>
      <text:p text:style-name="Standard"><text:s text:c="16"/>board[i][l+1] = 0;</text:p>
      <text:p text:style-name="Standard"><text:soft-page-break/><text:s text:c="12"/>}</text:p>
      <text:p text:style-name="Standard"/>
      <text:p text:style-name="Standard"/>
      <text:p text:style-name="Standard"><text:s text:c="8"/>}</text:p>
      <text:p text:style-name="Standard"><text:s text:c="4"/>}</text:p>
      <text:p text:style-name="Standard"/>
      <text:p text:style-name="Standard">}</text:p>
      <text:p text:style-name="Standard">void move_right(){</text:p>
      <text:p text:style-name="Standard"/>
      <text:p text:style-name="Standard"/>
      <text:p text:style-name="Standard"/>
      <text:p text:style-name="Standard"><text:s text:c="4"/>for (int i = 0; i &lt; h; i++) {</text:p>
      <text:p text:style-name="Standard"><text:s text:c="8"/>for (int l = w-1; l &gt;0 ; l--) { <text:s text:c="3"/>\\jeżeli element tablicy jest równy 0 wtedy ten element będzie równy elementowi tablicy o indeksie szerokości o jeden mniejszym</text:p>
      <text:p text:style-name="Standard"><text:s text:c="12"/>if (board[i][l] == 0) {</text:p>
      <text:p text:style-name="Standard"/>
      <text:p text:style-name="Standard"><text:s text:c="16"/>board[i][l] = board[i][l-1];</text:p>
      <text:p text:style-name="Standard"><text:s text:c="16"/>board[i][l-1] = 0;</text:p>
      <text:p text:style-name="Standard"><text:s text:c="12"/>}</text:p>
      <text:p text:style-name="Standard"><text:s text:c="12"/>else if (board[i][l] == board[i][l-1]) {\\jeżeli element o indeksie szerokości o jeden większym jest równy elementowi o indeksie szerokości o jeden mniejszym wtedy są one do siebie dodawane</text:p>
      <text:p text:style-name="Standard"><text:s text:c="16"/>board[i][l] += board[i][l-1];</text:p>
      <text:p text:style-name="Standard"><text:s text:c="16"/>board[i][l-1] = 0;</text:p>
      <text:p text:style-name="Standard"><text:s text:c="12"/>}</text:p>
      <text:p text:style-name="Standard"/>
      <text:p text:style-name="Standard"><text:s text:c="8"/>}</text:p>
      <text:p text:style-name="Standard"><text:s text:c="4"/>}</text:p>
      <text:p text:style-name="Standard">}</text:p>
      <text:p text:style-name="Standard">void move_up(){</text:p>
      <text:p text:style-name="Standard">initscr();</text:p>
      <text:p text:style-name="Standard"/>
      <text:p text:style-name="Standard"><text:s text:c="4"/>for (int i = 0; i &lt; h-1 ; ++i) {</text:p>
      <text:p text:style-name="Standard"><text:s text:c="8"/>for (int l = 0; l &lt; w ; l++) {</text:p>
      <text:p text:style-name="Standard"><text:s text:c="12"/>if (board[i][l] == 0) {</text:p>
      <text:p text:style-name="Standard"><text:s text:c="16"/>board[i][l] = board[i+1][l]; <text:s text:c="2"/>\\jeżeli element tablicy jest równy 0 wtedy ten element będzie równy elementowi tablicy o indeksie wysokości o jeden większym</text:p>
      <text:p text:style-name="Standard"><text:s text:c="16"/>board[i+1][l] = 0;</text:p>
      <text:p text:style-name="Standard"><text:s text:c="12"/>} else if (board[i][l] == board[i+1][l]) { <text:s/>\\jeżeli element o indeksie wysokości o jeden większym jest równy elementowi o indeksie wysokości o jeden mniejszym wtedy są one do siebie dodawane</text:p>
      <text:p text:style-name="Standard"><text:s text:c="16"/>board[i][l] += board[i+1][l];</text:p>
      <text:p text:style-name="Standard"><text:s text:c="16"/>board[i+1][l] = 0;</text:p>
      <text:p text:style-name="Standard"><text:s text:c="12"/>}</text:p>
      <text:p text:style-name="Standard"/>
      <text:p text:style-name="Standard"/>
      <text:p text:style-name="Standard"><text:s text:c="8"/>}</text:p>
      <text:p text:style-name="Standard"><text:s text:c="4"/>}</text:p>
      <text:p text:style-name="Standard"><text:s text:c="4"/>endwin();</text:p>
      <text:p text:style-name="Standard">}</text:p>
      <text:p text:style-name="Standard">void move_down(){</text:p>
      <text:p text:style-name="Standard"/>
      <text:p text:style-name="Standard"><text:soft-page-break/></text:p>
      <text:p text:style-name="Standard"/>
      <text:p text:style-name="Standard"><text:s text:c="4"/>for (int i = h-1; i &gt;0 ; --i) {</text:p>
      <text:p text:style-name="Standard"><text:s text:c="8"/>for (int l = 0; l &lt; w ; l++) {</text:p>
      <text:p text:style-name="Standard"><text:s text:c="12"/>if (board[i][l] == 0) { <text:s text:c="2"/>\\jeżeli element tablicy jest równy 0 wtedy ten element będzie równy elementowi tablicy o indeksie wysokości o jeden mniejszym</text:p>
      <text:p text:style-name="Standard"><text:s text:c="16"/>board[i][l] = board[i-1][l];</text:p>
      <text:p text:style-name="Standard"><text:s text:c="16"/>board[i-1][l] = 0;</text:p>
      <text:p text:style-name="Standard"><text:s text:c="12"/>} else if (board[i][l] == board[i-1][l]) {\\jeżeli element o indeksie wysokości o jeden większym jest równy elementowi o indeksie wysokości o jeden mniejszym wtedy są one do siebie dodawane</text:p>
      <text:p text:style-name="Standard"><text:s text:c="16"/>board[i][l] += board[i-1][l];</text:p>
      <text:p text:style-name="Standard"><text:s text:c="16"/>board[i-1][l] = 0;</text:p>
      <text:p text:style-name="Standard"><text:s text:c="12"/>}</text:p>
      <text:p text:style-name="Standard"/>
      <text:p text:style-name="Standard"/>
      <text:p text:style-name="Standard"/>
      <text:p text:style-name="Standard"><text:s text:c="8"/>}</text:p>
      <text:p text:style-name="Standard"><text:s text:c="4"/>}</text:p>
      <text:p text:style-name="Standard">}</text:p>
      <text:p text:style-name="Standard">void punkty(){ \\funkcja zliczająca punkty</text:p>
      <text:p text:style-name="Standard"/>
      <text:p text:style-name="Standard"><text:s text:c="4"/>int punkty=0; \\zmienna punkty (wyzerowana na początku)</text:p>
      <text:p text:style-name="Standard">for (int i = 0; i &lt; h ; ++i) {</text:p>
      <text:p text:style-name="Standard"><text:s text:c="8"/>for (int l = 0; l &lt; w ; l++) {\\pętla która powoduje ze dane liczby które są punktowane są szukane na całym polu gry</text:p>
      <text:p text:style-name="Standard"><text:s text:c="7"/>if (board[i][l]==16){\\dodawanie punktów (odpowiednia liczba)</text:p>
      <text:p text:style-name="Standard"><text:s text:c="16"/>punkty++;}</text:p>
      <text:p text:style-name="Standard"><text:s text:c="12"/>if (board[i][l]==32){</text:p>
      <text:p text:style-name="Standard"><text:s text:c="16"/>punkty+=3;}</text:p>
      <text:p text:style-name="Standard"><text:s text:c="16"/>if (board[i][l]==64){</text:p>
      <text:p text:style-name="Standard"><text:s text:c="16"/>punkty+=7;}</text:p>
      <text:p text:style-name="Standard"><text:s text:c="21"/>if (board[i][l]==128){</text:p>
      <text:p text:style-name="Standard"><text:s text:c="20"/>punkty+=40;}</text:p>
      <text:p text:style-name="Standard"><text:s text:c="21"/>if (board[i][l]==256){</text:p>
      <text:p text:style-name="Standard"><text:s text:c="20"/>punkty+=100;}</text:p>
      <text:p text:style-name="Standard"><text:s text:c="21"/>if (board[i][l]==512){</text:p>
      <text:p text:style-name="Standard"><text:s text:c="20"/>punkty+=300;}</text:p>
      <text:p text:style-name="Standard"><text:s text:c="21"/>if (board[i][l]==1024){</text:p>
      <text:p text:style-name="Standard"><text:s text:c="20"/>punkty+=600;}</text:p>
      <text:p text:style-name="Standard"><text:s text:c="21"/>if (board[i][l]==2048){</text:p>
      <text:p text:style-name="Standard"><text:s text:c="20"/>punkty+=1000;}</text:p>
      <text:p text:style-name="Standard"><text:s text:c="23"/>}</text:p>
      <text:p text:style-name="Standard"><text:s text:c="4"/>}std::cout&lt;&lt;"Punkty gry = "&lt;&lt;punkty&lt;&lt; std::endl; \\drukowanie ilości punktów na ekranie</text:p>
      <text:p text:style-name="Standard"/>
      <text:p text:style-name="Standard">}</text:p>
      <text:p text:style-name="Standard"/>
      <text:p text:style-name="Standard">void losowanie(){</text:p>
      <text:p text:style-name="Standard"><text:s text:c="4"/>int liczba,i,l;</text:p>
      <text:p text:style-name="Standard">srand(time(NULL));</text:p>
      <text:p text:style-name="Standard"/>
      <text:p text:style-name="Standard"/>
      <text:p text:style-name="Standard"><text:soft-page-break/><text:s text:c="14"/>liczba=rand()%3; \\losowanie liczby spośród 1 i 2 (reszta z dzielenia przez 3)</text:p>
      <text:p text:style-name="Standard"><text:s text:c="14"/>i=rand()%w; <text:s text:c="8"/>\\losowanie indeksu szerokości gdzie zostanie umieszczona wylosowana liczba</text:p>
      <text:p text:style-name="Standard"><text:s text:c="14"/>l=rand()%h; <text:s text:c="10"/>\\losowanie indeksu wysokości gdzie zostanie umieszczona wylosowana liczba</text:p>
      <text:p text:style-name="Standard"><text:s text:c="14"/>if(board[i][l]==0) <text:s/>\\warunki określające umieszczenie wylosowanej liczby w wylosowanym polu gry i warunki okreslające miejsce umieszczenia liczby w przypadku gdy wylosowane pole gry jest zajęte</text:p>
      <text:p text:style-name="Standard"><text:s text:c="14"/>{</text:p>
      <text:p text:style-name="Standard"><text:s text:c="18"/>board[i][l]=board[i][l]+liczba;</text:p>
      <text:p text:style-name="Standard"><text:s text:c="14"/>}</text:p>
      <text:p text:style-name="Standard"><text:s text:c="14"/>else if (board[i][l]!=0&amp;&amp;board[0][0]==0)</text:p>
      <text:p text:style-name="Standard"><text:s text:c="14"/>{</text:p>
      <text:p text:style-name="Standard"><text:s text:c="18"/>board[0][0]+=1;</text:p>
      <text:p text:style-name="Standard"><text:s text:c="14"/>}</text:p>
      <text:p text:style-name="Standard"><text:s text:c="15"/>else if (board[i][l]!=0&amp;&amp;board[0][0]!=0&amp;&amp;board[5][5]==0)</text:p>
      <text:p text:style-name="Standard"><text:s text:c="15"/>{</text:p>
      <text:p text:style-name="Standard"><text:s text:c="19"/>board[5][5]+=2;</text:p>
      <text:p text:style-name="Standard"><text:s text:c="15"/>}</text:p>
      <text:p text:style-name="Standard"><text:s text:c="14"/>else if (board[i][l]!=0&amp;&amp;board[0][0]!=0&amp;&amp;board[5][5]!=0&amp;&amp;board[0][5]==0)</text:p>
      <text:p text:style-name="Standard"><text:s text:c="14"/>{</text:p>
      <text:p text:style-name="Standard"><text:s text:c="18"/>board[0][5]+=1;</text:p>
      <text:p text:style-name="Standard"><text:s text:c="14"/>}</text:p>
      <text:p text:style-name="Standard"><text:s text:c="14"/>else if (board[i][l]!=0&amp;&amp;board[0][0]!=0&amp;&amp;board[5][5]!=0&amp;&amp;board[0][5]!=0&amp;&amp;board[5][0]==0)</text:p>
      <text:p text:style-name="Standard"><text:s text:c="14"/>{</text:p>
      <text:p text:style-name="Standard"><text:s text:c="18"/>board[5][0]+=2;</text:p>
      <text:p text:style-name="Standard"><text:s text:c="14"/>}</text:p>
      <text:p text:style-name="Standard"/>
      <text:p text:style-name="Standard">}</text:p>
      <text:p text:style-name="Standard"/>
      <text:p text:style-name="Standard"/>
      <text:p text:style-name="Standard">void gra() { <text:s text:c="3"/>// funkcja gry threes</text:p>
      <text:p text:style-name="Standard"/>
      <text:p text:style-name="Standard"/>
      <text:p text:style-name="Standard">std::cout &lt;&lt;"Witamy w grze threes"&lt;&lt;std::endl;</text:p>
      <text:p text:style-name="Standard"><text:s text:c="4"/>punkty();</text:p>
      <text:p text:style-name="Standard"><text:s text:c="4"/>display_board();</text:p>
      <text:p text:style-name="Standard"/>
      <text:p text:style-name="Standard"/>
      <text:p text:style-name="Standard"/>
      <text:p text:style-name="Standard"><text:s text:c="4"/>int i = 0; <text:s text:c="30"/>\\zmienna i</text:p>
      <text:p text:style-name="Standard"/>
      <text:p text:style-name="Standard"><text:s text:c="4"/>while (true) { <text:s text:c="22"/>\\pętla nieskończona</text:p>
      <text:p text:style-name="Standard"><text:s text:c="8"/>std::cout &lt;&lt; std::endl;</text:p>
      <text:p text:style-name="Standard"><text:s text:c="8"/>std::cin &gt;&gt; i;</text:p>
      <text:p text:style-name="Standard"><text:s text:c="8"/>system("cls"); <text:s text:c="19"/>\\czyszczenie ekranu po każdym ruchu</text:p>
      <text:p text:style-name="Standard"><text:s text:c="8"/>if ( i == 4 ) { <text:s text:c="22"/>\\instrukcje warunkowe które po naciśnięciu odpowiedniego klawisza i entera <text:s/>wywołują funkcje ruchu w poszczególne kierunki i losowanie liczb po każdym ruchu</text:p>
      <text:p text:style-name="Standard"><text:s text:c="12"/>move_left();</text:p>
      <text:p text:style-name="Standard"/>
      <text:p text:style-name="Standard"><text:soft-page-break/>losowanie();</text:p>
      <text:p text:style-name="Standard"><text:s text:c="8"/>}</text:p>
      <text:p text:style-name="Standard"/>
      <text:p text:style-name="Standard"><text:s text:c="8"/>else if ( i == 6) {</text:p>
      <text:p text:style-name="Standard"><text:s text:c="12"/>move_right();</text:p>
      <text:p text:style-name="Standard">losowanie();</text:p>
      <text:p text:style-name="Standard"/>
      <text:p text:style-name="Standard"><text:s text:c="8"/>}</text:p>
      <text:p text:style-name="Standard"><text:s text:c="8"/>else if ( i == 8) {</text:p>
      <text:p text:style-name="Standard"><text:s text:c="16"/>move_up();</text:p>
      <text:p text:style-name="Standard">losowanie();</text:p>
      <text:p text:style-name="Standard"><text:s text:c="8"/>}</text:p>
      <text:p text:style-name="Standard"><text:s text:c="8"/>else if (i == 2) {</text:p>
      <text:p text:style-name="Standard"><text:s text:c="16"/>move_down();</text:p>
      <text:p text:style-name="Standard">losowanie();</text:p>
      <text:p text:style-name="Standard"><text:s text:c="16"/>}</text:p>
      <text:p text:style-name="Standard"><text:s text:c="8"/>else</text:p>
      <text:p text:style-name="Standard"><text:s text:c="8"/>{</text:p>
      <text:p text:style-name="Standard"><text:s text:c="12"/>std::cout&lt;&lt;"zly klawisz "&lt;&lt;std::endl;</text:p>
      <text:p text:style-name="Standard"><text:s text:c="8"/>}</text:p>
      <text:p text:style-name="Standard"/>
      <text:p text:style-name="Standard">punkty();</text:p>
      <text:p text:style-name="Standard"/>
      <text:p text:style-name="Standard"/>
      <text:p text:style-name="Standard"><text:s text:c="8"/>display_board();</text:p>
      <text:p text:style-name="Standard"/>
      <text:p text:style-name="Standard"/>
      <text:p text:style-name="Standard"><text:s text:c="4"/>}</text:p>
      <text:p text:style-name="Standard"/>
      <text:p text:style-name="Standard"/>
      <text:p text:style-name="Standard"/>
      <text:p text:style-name="Standard">}</text:p>
      <text:p text:style-name="Standard"/>
      <text:p text:style-name="Standard">int main(){</text:p>
      <text:p text:style-name="Standard"/>
      <text:p text:style-name="Standard">int rzedy=0, kolumny=0;</text:p>
      <text:p text:style-name="Standard">int znak=0, znak1=0,i;</text:p>
      <text:p text:style-name="Standard"/>
      <text:p text:style-name="Standard"><text:s text:c="4"/>initscr(); <text:s text:c="53"/>\\zainicjowanie trybu curses</text:p>
      <text:p text:style-name="Standard"><text:s text:c="4"/>getmaxyx( stdscr, rzedy, kolumny ); <text:s text:c="8"/><text:span text:style-name="T2"><text:s text:c="2"/></text:span><text:span text:style-name="T3">\\</text:span><text:span text:style-name="T1">pobieranie wartości okna do zmiennych</text:span></text:p>
      <text:p text:style-name="Standard"><text:s text:c="4"/>start_color(); <text:s text:c="47"/>\\włączanie trybu kolorowego</text:p>
      <text:p text:style-name="Standard"><text:s text:c="5"/>init_pair( 1, COLOR_RED, COLOR_BLUE ); <text:s/>\\inicjowanie pary kolorów</text:p>
      <text:p text:style-name="Standard"><text:s text:c="5"/>attron(A_BOLD); <text:s text:c="47"/>\\włączenie pogrubienia tekstu</text:p>
      <text:p text:style-name="Standard"><text:s text:c="5"/>attron(COLOR_PAIR(1)); <text:s text:c="34"/>\\włączenie zainicjowanej pary kolorów</text:p>
      <text:p text:style-name="Standard"/>
      <text:p text:style-name="Standard"><text:s text:c="5"/>mvprintw(1,1," _____________ ___ <text:s text:c="7"/>___ <text:s text:c="3"/>___________ _________ <text:s text:c="3"/>_______ <text:s text:c="2"/>_________ <text:s/>");</text:p>
      <text:p text:style-name="Standard"><text:s text:c="5"/>mvprintw(2,1,"|_____________|| <text:s/>| <text:s text:c="6"/>| <text:s/>| <text:s/>| <text:s/>______| | | <text:s/>______| <text:s/>| <text:s/>_____| <text:s/>| _______| ");</text:p>
      <text:p text:style-name="Standard"><text:s text:c="5"/>mvprintw(3,1," <text:s text:c="5"/>| | <text:s text:c="5"/>| <text:s/>| <text:s text:c="6"/>| <text:s/>| <text:s/>| <text:s/>| <text:s text:c="4"/>| | | <text:s/>| <text:s text:c="7"/>| <text:s/>| <text:s text:c="6"/>| | <text:s text:c="7"/>");</text:p>
      <text:p text:style-name="Standard"><text:s text:c="5"/>mvprintw(4,1," <text:s text:c="5"/>|-| <text:s text:c="5"/>| <text:s/>| <text:s text:c="6"/>| <text:s/>| <text:s/>| <text:s/>| <text:s text:c="4"/>| | | <text:s/>| <text:s text:c="7"/>| <text:s/>| <text:s text:c="6"/>| | <text:s text:c="7"/>");</text:p>
      <text:p text:style-name="Standard"><text:s text:c="5"/>mvprintw(5,1," <text:s text:c="5"/>| | <text:s text:c="5"/>| <text:s/>|-------| <text:s/>| <text:s/>| <text:s/>|_____| | | <text:s/>|______ <text:s/>| <text:s/>|_____ <text:s/>| |______ <text:s/>");</text:p>
      <text:p text:style-name="Standard"><text:s text:c="5"/>mvprintw(6,1," <text:s text:c="5"/>| | <text:s text:c="5"/>| <text:s/>|-------| <text:s/>| <text:s/>| <text:s/>|_______| | <text:s text:c="2"/>______| | <text:s text:c="2"/>_____| |_______ | ");</text:p>
      <text:p text:style-name="Standard"><text:soft-page-break/><text:s text:c="5"/>mvprintw(7,1," <text:s text:c="5"/>| | <text:s text:c="5"/>| <text:s/>| <text:s text:c="6"/>| <text:s/>| <text:s/>| <text:s/>|&lt;&lt;&gt;&gt; <text:s text:c="4"/>| <text:s/>| <text:s text:c="7"/>| <text:s/>| <text:s text:c="13"/>| | ");</text:p>
      <text:p text:style-name="Standard"><text:s text:c="5"/>mvprintw(8,1," <text:s text:c="5"/>| | <text:s text:c="5"/>| <text:s/>| <text:s text:c="6"/>| <text:s/>| <text:s/>| <text:s/>| &lt;&lt;&gt;&gt; <text:s text:c="3"/>| <text:s/>| <text:s text:c="7"/>| <text:s/>| <text:s text:c="13"/>| | ");</text:p>
      <text:p text:style-name="Standard"><text:s text:c="5"/>mvprintw(9,1," <text:s text:c="5"/>| | <text:s text:c="5"/>| <text:s/>| <text:s text:c="6"/>| <text:s/>| <text:s/>| <text:s/>| <text:s/>&lt;&lt;&gt;&gt; <text:s text:c="2"/>| <text:s/>|______ <text:s/>| <text:s/>|_____ <text:s text:c="2"/>______| | ");</text:p>
      <text:p text:style-name="Standard"><text:s text:c="5"/>mvprintw(10,1," <text:s text:c="5"/>|_| <text:s text:c="5"/>|__| <text:s text:c="6"/>|__| <text:s/>|__| <text:s text:c="3"/>&lt;&lt;&gt;&gt; |_________| |________| <text:s/>|_______| ");</text:p>
      <text:p text:style-name="Standard"><text:s text:c="5"/>mvprintw(11,1, "");</text:p>
      <text:p text:style-name="Standard"><text:s text:c="5"/>mvprintw(12,1,"");</text:p>
      <text:p text:style-name="Standard"><text:s text:c="5"/>mvprintw(13,1,"1.Start gry");</text:p>
      <text:p text:style-name="Standard"><text:s text:c="5"/>mvprintw(14,1,"2.Demo gry");</text:p>
      <text:p text:style-name="Standard"><text:s text:c="5"/>mvprintw(15,1,"3.Sterowanie");</text:p>
      <text:p text:style-name="Standard"><text:s text:c="5"/>mvprintw(16,1,"4.Zakonczenie gry\n");\\wypisywanie tekstu w dowolnej części ekranu</text:p>
      <text:p text:style-name="Standard"><text:s text:c="5"/>getch(); <text:s text:c="50"/>\\ zatrzymanie programu do naciśnięcia klawisza</text:p>
      <text:p text:style-name="Standard"><text:s text:c="5"/>endwin();</text:p>
      <text:p text:style-name="Standard"/>
      <text:p text:style-name="Standard">std::cout&lt;&lt;"Wpisz swoj wybor"&lt;&lt;std::endl;</text:p>
      <text:p text:style-name="Standard">std::cin &gt;&gt; znak; \\obsługa menu za pomocą liczb</text:p>
      <text:p text:style-name="Standard">if (znak==1) \\po naciśnięciu 1 i entera przechodzimy do gry</text:p>
      <text:p text:style-name="Standard">{</text:p>
      <text:p text:style-name="Standard"><text:s text:c="4"/>gra();</text:p>
      <text:p text:style-name="Standard">}</text:p>
      <text:p text:style-name="Standard">else if (znak==2) \\ po naciśnięciu 2 i entera przechodzimy do dema gry</text:p>
      <text:p text:style-name="Standard">{</text:p>
      <text:p text:style-name="Standard"><text:s text:c="4"/>display_board();</text:p>
      <text:p text:style-name="Standard"><text:s text:c="4"/>std::cout&lt;&lt;"Wyprobuj teraz gre, masz 8 ruchow"&lt;&lt;std::endl; \\próbna gra z ośmioma ruchami</text:p>
      <text:p text:style-name="Standard"><text:s text:c="3"/>for(i=0;i&lt;=8;i++){</text:p>
      <text:p text:style-name="Standard"><text:s text:c="4"/>std::cin &gt;&gt; znak1;</text:p>
      <text:p text:style-name="Standard"><text:s text:c="4"/>system("cls");</text:p>
      <text:p text:style-name="Standard"/>
      <text:p text:style-name="Standard"><text:s text:c="4"/>if (znak1==4)</text:p>
      <text:p text:style-name="Standard"><text:s text:c="4"/>{</text:p>
      <text:p text:style-name="Standard"><text:s text:c="7"/>move_left();</text:p>
      <text:p text:style-name="Standard"><text:s text:c="4"/>}</text:p>
      <text:p text:style-name="Standard"><text:s text:c="4"/>else if (znak1==6)</text:p>
      <text:p text:style-name="Standard"><text:s text:c="4"/>{</text:p>
      <text:p text:style-name="Standard"/>
      <text:p text:style-name="Standard"><text:s text:c="8"/>move_right();</text:p>
      <text:p text:style-name="Standard"><text:s text:c="4"/>}</text:p>
      <text:p text:style-name="Standard"><text:s text:c="4"/>else if (znak1==8)</text:p>
      <text:p text:style-name="Standard"><text:s text:c="4"/>{</text:p>
      <text:p text:style-name="Standard"><text:s text:c="8"/>move_up();</text:p>
      <text:p text:style-name="Standard"><text:s text:c="4"/>}</text:p>
      <text:p text:style-name="Standard"><text:s text:c="4"/>else if (znak1==2)</text:p>
      <text:p text:style-name="Standard"><text:s text:c="4"/>{</text:p>
      <text:p text:style-name="Standard"><text:s text:c="8"/>move_down();</text:p>
      <text:p text:style-name="Standard"/>
      <text:p text:style-name="Standard"><text:s text:c="4"/>}</text:p>
      <text:p text:style-name="Standard"><text:s text:c="4"/>std::cout&lt;&lt;"9.Rozpocznij gre"&lt;&lt;std::endl; \\przejście do właściwej gry</text:p>
      <text:p text:style-name="Standard"><text:s text:c="4"/>std::cout&lt;&lt;"0.Zakoncz gre"&lt;&lt;std::endl; <text:s text:c="4"/>\\ zakończenie gry</text:p>
      <text:p text:style-name="Standard"><text:s text:c="4"/>display_board();</text:p>
      <text:p text:style-name="Standard"><text:s text:c="4"/>if (znak1==9) <text:s text:c="12"/></text:p>
      <text:p text:style-name="Standard"><text:s text:c="4"/>{</text:p>
      <text:p text:style-name="Standard"><text:s text:c="8"/>system("cls"); <text:s text:c="11"/>\\czyszczenie ekranu</text:p>
      <text:p text:style-name="Standard"><text:s text:c="8"/>gra();</text:p>
      <text:p text:style-name="Standard"><text:soft-page-break/><text:s text:c="4"/>}</text:p>
      <text:p text:style-name="Standard"><text:s text:c="4"/>else if (znak1==0) <text:s/>\\wychodzenie z gry po naciśnięciu 0 i entera</text:p>
      <text:p text:style-name="Standard"><text:s text:c="4"/>{</text:p>
      <text:p text:style-name="Standard"><text:s text:c="8"/>std::cout&lt;&lt;"Zegnaj"&lt;&lt;std::endl; <text:s text:c="2"/></text:p>
      <text:p text:style-name="Standard"><text:s text:c="8"/>break; <text:s text:c="45"/>\\zakończenie programu</text:p>
      <text:p text:style-name="Standard"/>
      <text:p text:style-name="Standard"><text:s text:c="4"/>}</text:p>
      <text:p text:style-name="Standard"><text:s text:c="3"/>}</text:p>
      <text:p text:style-name="Standard"/>
      <text:p text:style-name="Standard">}</text:p>
      <text:p text:style-name="Standard">else if (znak==3) <text:s text:c="3"/>\\po naciśnięciu 3 i entera pojawia się napis dotyczący sterowania</text:p>
      <text:p text:style-name="Standard">{</text:p>
      <text:p text:style-name="Standard"><text:s text:c="4"/>std::cout&lt;&lt;"Sterowanie za pomoca klawiszy ";</text:p>
      <text:p text:style-name="Standard">}</text:p>
      <text:p text:style-name="Standard">else if (znak==4) <text:s text:c="2"/>\\wychodzenie z gry</text:p>
      <text:p text:style-name="Standard">{</text:p>
      <text:p text:style-name="Standard"/>
      <text:p text:style-name="Standard">std::cout&lt;&lt;"Do nastepnego razu";</text:p>
      <text:p text:style-name="Standard">}</text:p>
      <text:p text:style-name="Standard"/>
      <text:p text:style-name="Standard">return 0;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l Borys</meta:initial-creator>
    <meta:creation-date>2018-01-04T12:42:45.38</meta:creation-date>
    <meta:document-statistic meta:table-count="0" meta:image-count="0" meta:object-count="0" meta:page-count="7" meta:paragraph-count="249" meta:word-count="1215" meta:character-count="10151"/>
    <dc:date>2018-01-04T13:24:08.81</dc:date>
    <dc:creator>Michal Borys</dc:creator>
    <meta:editing-duration>PT10M19S</meta:editing-duration>
    <meta:editing-cycles>1</meta:editing-cycles>
    <meta:generator>OpenOffice/4.1.4$Win32 OpenOffice.org_project/414m5$Build-9788</meta:generator>
  </office:meta>
</office:document-meta>
</file>